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Serializer.set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Serializer.simpleLink( String href , String role , String arcrole , String title , String show , String actuate , String uri , String name , String raw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Serializer.startLocator( String href , String role , String title , String label ,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Serializer.print( String h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Serializ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Serializer.traversable( String hre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